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aredFlowRefConfig.SharedFlowRefConfig( String name ,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haredFlowRefConfig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FlowRefConfig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